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stroke-linejoin="none" svg:stroke-linecap="round" draw:fill="solid" draw:fill-color="#729fcf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729fc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772cm" svg:height="1.158cm" svg:x="0.474cm" svg:y="0.281cm" svg:viewBox="0 0 773 1159" svg:d="M344 0c23 0 46 0 69 0 1 2 4 3 5 6 0 9 0 20 0 29 15 28 69 58 162 91 128 36 193 90 193 161 0 74-33 137-99 186 0 0-2 0-3 0-8-8-16-16-25-24 33-26 50-60 50-103 0-36-62-72-182-109-51-21-81-39-96-53 0 274 0 548 0 822 0 80-58 130-178 153-15 0-31 0-47 0-128 0-193-43-193-129 0-67 57-107 169-118 7 0 14 0 20 0 51 0 101 16 147 49 0-319 0-637 0-955 3-3 5-4 8-6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0.2$Linux_X86_64 LibreOffice_project/40$Build-2</meta:generator>
    <dc:date>2020-05-27T14:49:38.268038012</dc:date>
    <meta:editing-duration>PT2H25M23S</meta:editing-duration>
    <meta:editing-cycles>14</meta:editing-cycles>
    <meta:document-statistic meta:object-count="1"/>
  </office:meta>
</office:document-meta>
</file>